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45pt"/>
    </style:style>
    <style:style style:name="co3" style:family="table-column">
      <style:table-column-properties fo:break-before="auto" style:column-width="8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ESTREPEATS_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 table:number-rows-repeated="6"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office:value-type="float" office:value="0.228597" calcext:value-type="float">
            <text:p>0.228597</text:p>
          </table:table-cell>
          <table:table-cell office:value-type="float" office:value="0.207319" calcext:value-type="float">
            <text:p>0.207319</text:p>
          </table:table-cell>
          <table:table-cell office:value-type="float" office:value="0.320433" calcext:value-type="float">
            <text:p>0.320433</text:p>
          </table:table-cell>
          <table:table-cell office:value-type="float" office:value="0.347826" calcext:value-type="float">
            <text:p>0.347826</text:p>
          </table:table-cell>
          <table:table-cell office:value-type="float" office:value="0.347222" calcext:value-type="float">
            <text:p>0.347222</text:p>
          </table:table-cell>
          <table:table-cell office:value-type="float" office:value="0.37037" calcext:value-type="float">
            <text:p>0.37037</text:p>
          </table:table-cell>
          <table:table-cell office:value-type="float" office:value="0.402778" calcext:value-type="float">
            <text:p>0.402778</text:p>
          </table:table-cell>
          <table:table-cell office:value-type="float" office:value="0.391608" calcext:value-type="float">
            <text:p>0.391608</text:p>
          </table:table-cell>
          <table:table-cell office:value-type="float" office:value="0.416667" calcext:value-type="float">
            <text:p>0.416667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215956" calcext:value-type="float">
            <text:p>0.215956</text:p>
          </table:table-cell>
          <table:table-cell office:value-type="float" office:value="0.20655" calcext:value-type="float">
            <text:p>0.20655</text:p>
          </table:table-cell>
          <table:table-cell office:value-type="float" office:value="0.31877" calcext:value-type="float">
            <text:p>0.31877</text:p>
          </table:table-cell>
          <table:table-cell office:value-type="float" office:value="0.34788" calcext:value-type="float">
            <text:p>0.34788</text:p>
          </table:table-cell>
          <table:table-cell office:value-type="float" office:value="0.363475" calcext:value-type="float">
            <text:p>0.363475</text:p>
          </table:table-cell>
          <table:table-cell office:value-type="float" office:value="0.374075" calcext:value-type="float">
            <text:p>0.374075</text:p>
          </table:table-cell>
          <table:table-cell office:value-type="float" office:value="0.398413" calcext:value-type="float">
            <text:p>0.398413</text:p>
          </table:table-cell>
          <table:table-cell office:value-type="float" office:value="0.388434" calcext:value-type="float">
            <text:p>0.388434</text:p>
          </table:table-cell>
          <table:table-cell office:value-type="float" office:value="0.389734" calcext:value-type="float">
            <text:p>0.38973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739" calcext:value-type="float">
            <text:p>739</text:p>
          </table:table-cell>
          <table:table-cell office:value-type="float" office:value="174" calcext:value-type="float">
            <text:p>17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074" calcext:value-type="float">
            <text:p>3074</text:p>
          </table:table-cell>
          <table:table-cell office:value-type="float" office:value="857" calcext:value-type="float">
            <text:p>857</text:p>
          </table:table-cell>
          <table:table-cell office:value-type="float" office:value="156" calcext:value-type="float">
            <text:p>156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7235" calcext:value-type="float">
            <text:p>7235</text:p>
          </table:table-cell>
          <table:table-cell office:value-type="float" office:value="1655" calcext:value-type="float">
            <text:p>1655</text:p>
          </table:table-cell>
          <table:table-cell office:value-type="float" office:value="380" calcext:value-type="float">
            <text:p>380</text:p>
          </table:table-cell>
          <table:table-cell office:value-type="float" office:value="193" calcext:value-type="float">
            <text:p>193</text:p>
          </table:table-cell>
          <table:table-cell office:value-type="float" office:value="135" calcext:value-type="float">
            <text:p>135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361" calcext:value-type="float">
            <text:p>1361</text:p>
          </table:table-cell>
          <table:table-cell office:value-type="float" office:value="330" calcext:value-type="float">
            <text:p>330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33" calcext:value-type="float">
            <text:p>333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288" calcext:value-type="float">
            <text:p>1288</text:p>
          </table:table-cell>
          <table:table-cell office:value-type="float" office:value="270" calcext:value-type="float">
            <text:p>2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013" calcext:value-type="float">
            <text:p>9013</text:p>
          </table:table-cell>
          <table:table-cell office:value-type="float" office:value="2242" calcext:value-type="float">
            <text:p>2242</text:p>
          </table:table-cell>
          <table:table-cell office:value-type="float" office:value="476" calcext:value-type="float">
            <text:p>476</text:p>
          </table:table-cell>
          <table:table-cell office:value-type="float" office:value="174" calcext:value-type="float">
            <text:p>174</text:p>
          </table:table-cell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767" calcext:value-type="float">
            <text:p>1767</text:p>
          </table:table-cell>
          <table:table-cell office:value-type="float" office:value="421" calcext:value-type="float">
            <text:p>42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79" calcext:value-type="float">
            <text:p>179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912" calcext:value-type="float">
            <text:p>912</text:p>
          </table:table-cell>
          <table:table-cell office:value-type="float" office:value="320" calcext:value-type="float">
            <text:p>320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487" calcext:value-type="float">
            <text:p>9487</text:p>
          </table:table-cell>
          <table:table-cell office:value-type="float" office:value="2196" calcext:value-type="float">
            <text:p>2196</text:p>
          </table:table-cell>
          <table:table-cell office:value-type="float" office:value="468" calcext:value-type="float">
            <text:p>468</text:p>
          </table:table-cell>
          <table:table-cell office:value-type="float" office:value="214" calcext:value-type="float">
            <text:p>214</text:p>
          </table:table-cell>
          <table:table-cell office:value-type="float" office:value="153" calcext:value-type="float">
            <text:p>153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921" calcext:value-type="float">
            <text:p>1921</text:p>
          </table:table-cell>
          <table:table-cell office:value-type="float" office:value="449" calcext:value-type="float">
            <text:p>449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25" calcext:value-type="float">
            <text:p>225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914" calcext:value-type="float">
            <text:p>914</text:p>
          </table:table-cell>
          <table:table-cell office:value-type="float" office:value="212" calcext:value-type="float">
            <text:p>212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403" calcext:value-type="float">
            <text:p>9403</text:p>
          </table:table-cell>
          <table:table-cell office:value-type="float" office:value="2301" calcext:value-type="float">
            <text:p>2301</text:p>
          </table:table-cell>
          <table:table-cell office:value-type="float" office:value="483" calcext:value-type="float">
            <text:p>483</text:p>
          </table:table-cell>
          <table:table-cell office:value-type="float" office:value="210" calcext:value-type="float">
            <text:p>210</text:p>
          </table:table-cell>
          <table:table-cell office:value-type="float" office:value="163" calcext:value-type="float">
            <text:p>163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875" calcext:value-type="float">
            <text:p>1875</text:p>
          </table:table-cell>
          <table:table-cell office:value-type="float" office:value="444" calcext:value-type="float">
            <text:p>444</text:p>
          </table:table-cell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04" calcext:value-type="float">
            <text:p>20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306" calcext:value-type="float">
            <text:p>1306</text:p>
          </table:table-cell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990" calcext:value-type="float">
            <text:p>2990</text:p>
          </table:table-cell>
          <table:table-cell office:value-type="float" office:value="520" calcext:value-type="float">
            <text:p>52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7349" calcext:value-type="float">
            <text:p>7349</text:p>
          </table:table-cell>
          <table:table-cell office:value-type="float" office:value="1991" calcext:value-type="float">
            <text:p>1991</text:p>
          </table:table-cell>
          <table:table-cell office:value-type="float" office:value="497" calcext:value-type="float">
            <text:p>497</text:p>
          </table:table-cell>
          <table:table-cell office:value-type="float" office:value="233" calcext:value-type="float">
            <text:p>233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794" calcext:value-type="float">
            <text:p>794</text:p>
          </table:table-cell>
          <table:table-cell office:value-type="float" office:value="296" calcext:value-type="float">
            <text:p>29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61" calcext:value-type="float">
            <text:p>361</text:p>
          </table:table-cell>
          <table:table-cell office:value-type="float" office:value="210" calcext:value-type="float">
            <text:p>210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954" calcext:value-type="float">
            <text:p>9954</text:p>
          </table:table-cell>
          <table:table-cell office:value-type="float" office:value="2301" calcext:value-type="float">
            <text:p>2301</text:p>
          </table:table-cell>
          <table:table-cell office:value-type="float" office:value="479" calcext:value-type="float">
            <text:p>479</text:p>
          </table:table-cell>
          <table:table-cell office:value-type="float" office:value="224" calcext:value-type="float">
            <text:p>224</text:p>
          </table:table-cell>
          <table:table-cell office:value-type="float" office:value="169" calcext:value-type="float">
            <text:p>169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2025" calcext:value-type="float">
            <text:p>2025</text:p>
          </table:table-cell>
          <table:table-cell office:value-type="float" office:value="458" calcext:value-type="float">
            <text:p>458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193811" calcext:value-type="float">
            <text:p>0.193811</text:p>
          </table:table-cell>
          <table:table-cell office:value-type="float" office:value="0.168768" calcext:value-type="float">
            <text:p>0.168768</text:p>
          </table:table-cell>
          <table:table-cell office:value-type="float" office:value="0.208122" calcext:value-type="float">
            <text:p>0.208122</text:p>
          </table:table-cell>
          <table:table-cell office:value-type="float" office:value="0.206897" calcext:value-type="float">
            <text:p>0.206897</text:p>
          </table:table-cell>
          <table:table-cell office:value-type="float" office:value="0.224138" calcext:value-type="float">
            <text:p>0.224138</text:p>
          </table:table-cell>
          <table:table-cell office:value-type="float" office:value="0.275862" calcext:value-type="float">
            <text:p>0.275862</text:p>
          </table:table-cell>
          <table:table-cell table:number-columns-repeated="2" office:value-type="float" office:value="0.352941" calcext:value-type="float">
            <text:p>0.35294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205429" calcext:value-type="float">
            <text:p>0.205429</text:p>
          </table:table-cell>
          <table:table-cell office:value-type="float" office:value="0.235127" calcext:value-type="float">
            <text:p>0.235127</text:p>
          </table:table-cell>
          <table:table-cell office:value-type="float" office:value="0.340659" calcext:value-type="float">
            <text:p>0.340659</text:p>
          </table:table-cell>
          <table:table-cell office:value-type="float" office:value="0.261364" calcext:value-type="float">
            <text:p>0.261364</text:p>
          </table:table-cell>
          <table:table-cell office:value-type="float" office:value="0.234043" calcext:value-type="float">
            <text:p>0.23404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16407" calcext:value-type="float">
            <text:p>0.16407</text:p>
          </table:table-cell>
          <table:table-cell office:value-type="float" office:value="0.146667" calcext:value-type="float">
            <text:p>0.146667</text:p>
          </table:table-cell>
          <table:table-cell office:value-type="float" office:value="0.218391" calcext:value-type="float">
            <text:p>0.218391</text:p>
          </table:table-cell>
          <table:table-cell office:value-type="float" office:value="0.358974" calcext:value-type="float">
            <text:p>0.358974</text:p>
          </table:table-cell>
          <table:table-cell office:value-type="float" office:value="0.25" calcext:value-type="float">
            <text:p>0.25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71429" calcext:value-type="float">
            <text:p>0.571429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197542" calcext:value-type="float">
            <text:p>0.197542</text:p>
          </table:table-cell>
          <table:table-cell office:value-type="float" office:value="0.220588" calcext:value-type="float">
            <text:p>0.220588</text:p>
          </table:table-cell>
          <table:table-cell office:value-type="float" office:value="0.269231" calcext:value-type="float">
            <text:p>0.269231</text:p>
          </table:table-cell>
          <table:table-cell office:value-type="float" office:value="0.194444" calcext:value-type="float">
            <text:p>0.194444</text:p>
          </table:table-cell>
          <table:table-cell office:value-type="float" office:value="0.32" calcext:value-type="float">
            <text:p>0.32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304004" calcext:value-type="float">
            <text:p>0.304004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675" calcext:value-type="float">
            <text:p>0.675</text:p>
          </table:table-cell>
          <table:table-cell office:value-type="float" office:value="0.869565" calcext:value-type="float">
            <text:p>0.869565</text:p>
          </table:table-cell>
          <table:table-cell office:value-type="float" office:value="0.83871" calcext:value-type="float">
            <text:p>0.83871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1" calcext:value-type="float">
            <text:p>1</text:p>
          </table:table-cell>
          <table:table-cell office:value-type="float" office:value="0.846154" calcext:value-type="float">
            <text:p>0.846154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72018" calcext:value-type="float">
            <text:p>0.172018</text:p>
          </table:table-cell>
          <table:table-cell office:value-type="float" office:value="0.179688" calcext:value-type="float">
            <text:p>0.179688</text:p>
          </table:table-cell>
          <table:table-cell office:value-type="float" office:value="0.197183" calcext:value-type="float">
            <text:p>0.197183</text:p>
          </table:table-cell>
          <table:table-cell office:value-type="float" office:value="0.2" calcext:value-type="float">
            <text:p>0.2</text:p>
          </table:table-cell>
          <table:table-cell office:value-type="float" office:value="0.421053" calcext:value-type="float">
            <text:p>0.421053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351905" calcext:value-type="float">
            <text:p>0.351905</text:p>
          </table:table-cell>
          <table:table-cell office:value-type="float" office:value="0.345238" calcext:value-type="float">
            <text:p>0.345238</text:p>
          </table:table-cell>
          <table:table-cell office:value-type="float" office:value="0.37963" calcext:value-type="float">
            <text:p>0.37963</text:p>
          </table:table-cell>
          <table:table-cell office:value-type="float" office:value="0.25" calcext:value-type="float">
            <text:p>0.25</text:p>
          </table:table-cell>
          <table:table-cell office:value-type="float" office:value="0.361111" calcext:value-type="float">
            <text:p>0.361111</text:p>
          </table:table-cell>
          <table:table-cell office:value-type="float" office:value="0.444444" calcext:value-type="float">
            <text:p>0.44444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158571" calcext:value-type="float">
            <text:p>0.158571</text:p>
          </table:table-cell>
          <table:table-cell office:value-type="float" office:value="0.164683" calcext:value-type="float">
            <text:p>0.164683</text:p>
          </table:table-cell>
          <table:table-cell office:value-type="float" office:value="0.287037" calcext:value-type="float">
            <text:p>0.287037</text:p>
          </table:table-cell>
          <table:table-cell office:value-type="float" office:value="0.479167" calcext:value-type="float">
            <text:p>0.479167</text:p>
          </table:table-cell>
          <table:table-cell office:value-type="float" office:value="0.305556" calcext:value-type="float">
            <text:p>0.30555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0852381" calcext:value-type="float">
            <text:p>0.0852381</text:p>
          </table:table-cell>
          <table:table-cell office:value-type="float" office:value="0.109127" calcext:value-type="float">
            <text:p>0.109127</text:p>
          </table:table-cell>
          <table:table-cell office:value-type="float" office:value="0.175926" calcext:value-type="float">
            <text:p>0.175926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25" calcext:value-type="float">
            <text:p>0.25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107143" calcext:value-type="float">
            <text:p>0.107143</text:p>
          </table:table-cell>
          <table:table-cell office:value-type="float" office:value="0.119048" calcext:value-type="float">
            <text:p>0.119048</text:p>
          </table:table-cell>
          <table:table-cell office:value-type="float" office:value="0.194444" calcext:value-type="float">
            <text:p>0.194444</text:p>
          </table:table-cell>
          <table:table-cell office:value-type="float" office:value="0.145833" calcext:value-type="float">
            <text:p>0.145833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621905" calcext:value-type="float">
            <text:p>0.621905</text:p>
          </table:table-cell>
          <table:table-cell office:value-type="float" office:value="0.412698" calcext:value-type="float">
            <text:p>0.412698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357143" calcext:value-type="float">
            <text:p>0.0357143</text:p>
          </table:table-cell>
          <table:table-cell office:value-type="float" office:value="0.0912698" calcext:value-type="float">
            <text:p>0.0912698</text:p>
          </table:table-cell>
          <table:table-cell office:value-type="float" office:value="0.12963" calcext:value-type="float">
            <text:p>0.12963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.25" calcext:value-type="float">
            <text:p>0.25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49958" calcext:value-type="float">
            <text:p>0.249958</text:p>
          </table:table-cell>
          <table:table-cell office:value-type="float" office:value="0.22671" calcext:value-type="float">
            <text:p>0.22671</text:p>
          </table:table-cell>
          <table:table-cell office:value-type="float" office:value="0.268852" calcext:value-type="float">
            <text:p>0.268852</text:p>
          </table:table-cell>
          <table:table-cell office:value-type="float" office:value="0.226415" calcext:value-type="float">
            <text:p>0.226415</text:p>
          </table:table-cell>
          <table:table-cell office:value-type="float" office:value="0.276596" calcext:value-type="float">
            <text:p>0.276596</text:p>
          </table:table-cell>
          <table:table-cell office:value-type="float" office:value="0.340426" calcext:value-type="float">
            <text:p>0.340426</text:p>
          </table:table-cell>
          <table:table-cell table:number-columns-repeated="2" office:value-type="float" office:value="0.413793" calcext:value-type="float">
            <text:p>0.413793</text:p>
          </table:table-cell>
          <table:table-cell office:value-type="float" office:value="0.285714" calcext:value-type="float">
            <text:p>0.285714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178984" calcext:value-type="float">
            <text:p>0.178984</text:p>
          </table:table-cell>
          <table:table-cell office:value-type="float" office:value="0.193699" calcext:value-type="float">
            <text:p>0.193699</text:p>
          </table:table-cell>
          <table:table-cell office:value-type="float" office:value="0.311558" calcext:value-type="float">
            <text:p>0.311558</text:p>
          </table:table-cell>
          <table:table-cell office:value-type="float" office:value="0.338235" calcext:value-type="float">
            <text:p>0.338235</text:p>
          </table:table-cell>
          <table:table-cell office:value-type="float" office:value="0.26506" calcext:value-type="float">
            <text:p>0.26506</text:p>
          </table:table-cell>
          <table:table-cell office:value-type="float" office:value="0.190476" calcext:value-type="float">
            <text:p>0.190476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26087" calcext:value-type="float">
            <text:p>0.2608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112191" calcext:value-type="float">
            <text:p>0.112191</text:p>
          </table:table-cell>
          <table:table-cell office:value-type="float" office:value="0.125142" calcext:value-type="float">
            <text:p>0.125142</text:p>
          </table:table-cell>
          <table:table-cell office:value-type="float" office:value="0.194872" calcext:value-type="float">
            <text:p>0.194872</text:p>
          </table:table-cell>
          <table:table-cell office:value-type="float" office:value="0.321839" calcext:value-type="float">
            <text:p>0.32183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615385" calcext:value-type="float">
            <text:p>0.615385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138932" calcext:value-type="float">
            <text:p>0.138932</text:p>
          </table:table-cell>
          <table:table-cell office:value-type="float" office:value="0.154639" calcext:value-type="float">
            <text:p>0.154639</text:p>
          </table:table-cell>
          <table:table-cell office:value-type="float" office:value="0.225806" calcext:value-type="float">
            <text:p>0.225806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262295" calcext:value-type="float">
            <text:p>0.262295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125" calcext:value-type="float">
            <text:p>0.125</text:p>
          </table:table-cell>
          <table:table-cell office:value-type="float" office:value="0.26087" calcext:value-type="float">
            <text:p>0.26087</text:p>
          </table:table-cell>
          <table:table-cell office:value-type="float" office:value="0.428571" calcext:value-type="float">
            <text:p>0.428571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40838" calcext:value-type="float">
            <text:p>0.40838</text:p>
          </table:table-cell>
          <table:table-cell office:value-type="float" office:value="0.337662" calcext:value-type="float">
            <text:p>0.337662</text:p>
          </table:table-cell>
          <table:table-cell office:value-type="float" office:value="0.710526" calcext:value-type="float">
            <text:p>0.710526</text:p>
          </table:table-cell>
          <table:table-cell office:value-type="float" office:value="0.851064" calcext:value-type="float">
            <text:p>0.851064</text:p>
          </table:table-cell>
          <table:table-cell office:value-type="float" office:value="0.776119" calcext:value-type="float">
            <text:p>0.776119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88" calcext:value-type="float">
            <text:p>0.88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591483" calcext:value-type="float">
            <text:p>0.0591483</text:p>
          </table:table-cell>
          <table:table-cell office:value-type="float" office:value="0.121053" calcext:value-type="float">
            <text:p>0.121053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17647" calcext:value-type="float">
            <text:p>0.117647</text:p>
          </table:table-cell>
          <table:table-cell office:value-type="float" office:value="0.290909" calcext:value-type="float">
            <text:p>0.290909</text:p>
          </table:table-cell>
          <table:table-cell office:value-type="float" office:value="0.153846" calcext:value-type="float">
            <text:p>0.153846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1384" calcext:value-type="float">
            <text:p>11384</text:p>
          </table:table-cell>
          <table:table-cell/>
          <table:table-cell office:value-type="float" office:value="10978" calcext:value-type="float">
            <text:p>10978</text:p>
          </table:table-cell>
          <table:table-cell office:value-type="float" office:value="9693" calcext:value-type="float">
            <text:p>9693</text:p>
          </table:table-cell>
          <table:table-cell office:value-type="float" office:value="9306" calcext:value-type="float">
            <text:p>9306</text:p>
          </table:table-cell>
          <table:table-cell office:value-type="float" office:value="9604" calcext:value-type="float">
            <text:p>9604</text:p>
          </table:table-cell>
          <table:table-cell office:value-type="float" office:value="7024" calcext:value-type="float">
            <text:p>7024</text:p>
          </table:table-cell>
          <table:table-cell office:value-type="float" office:value="6996" calcext:value-type="float">
            <text:p>6996</text:p>
          </table:table-cell>
          <table:table-cell office:value-type="float" office:value="9556" calcext:value-type="float">
            <text:p>9556</text:p>
          </table:table-cell>
          <table:table-cell office:value-type="float" office:value="7059" calcext:value-type="float">
            <text:p>7059</text:p>
          </table:table-cell>
        </table:table-row>
        <table:table-row table:style-name="ro1">
          <table:table-cell/>
          <table:table-cell office:value-type="float" office:value="10829" calcext:value-type="float">
            <text:p>10829</text:p>
          </table:table-cell>
          <table:table-cell/>
          <table:table-cell office:value-type="float" office:value="10368" calcext:value-type="float">
            <text:p>10368</text:p>
          </table:table-cell>
          <table:table-cell office:value-type="float" office:value="9012" calcext:value-type="float">
            <text:p>9012</text:p>
          </table:table-cell>
          <table:table-cell office:value-type="float" office:value="8954" calcext:value-type="float">
            <text:p>8954</text:p>
          </table:table-cell>
          <table:table-cell office:value-type="float" office:value="9160" calcext:value-type="float">
            <text:p>9160</text:p>
          </table:table-cell>
          <table:table-cell office:value-type="float" office:value="6500" calcext:value-type="float">
            <text:p>6500</text:p>
          </table:table-cell>
          <table:table-cell office:value-type="float" office:value="6769" calcext:value-type="float">
            <text:p>6769</text:p>
          </table:table-cell>
          <table:table-cell office:value-type="float" office:value="8998" calcext:value-type="float">
            <text:p>8998</text:p>
          </table:table-cell>
          <table:table-cell office:value-type="float" office:value="6782" calcext:value-type="float">
            <text:p>6782</text:p>
          </table:table-cell>
        </table:table-row>
        <table:table-row table:style-name="ro1">
          <table:table-cell/>
          <table:table-cell office:value-type="float" office:value="7995" calcext:value-type="float">
            <text:p>7995</text:p>
          </table:table-cell>
          <table:table-cell/>
          <table:table-cell office:value-type="float" office:value="6552" calcext:value-type="float">
            <text:p>6552</text:p>
          </table:table-cell>
          <table:table-cell office:value-type="float" office:value="5609" calcext:value-type="float">
            <text:p>5609</text:p>
          </table:table-cell>
          <table:table-cell office:value-type="float" office:value="5779" calcext:value-type="float">
            <text:p>5779</text:p>
          </table:table-cell>
          <table:table-cell office:value-type="float" office:value="5798" calcext:value-type="float">
            <text:p>5798</text:p>
          </table:table-cell>
          <table:table-cell office:value-type="float" office:value="4256" calcext:value-type="float">
            <text:p>4256</text:p>
          </table:table-cell>
          <table:table-cell office:value-type="float" office:value="4405" calcext:value-type="float">
            <text:p>4405</text:p>
          </table:table-cell>
          <table:table-cell office:value-type="float" office:value="5899" calcext:value-type="float">
            <text:p>5899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/>
          <table:table-cell office:value-type="float" office:value="30208" calcext:value-type="float">
            <text:p>30208</text:p>
          </table:table-cell>
          <table:table-cell/>
          <table:table-cell office:value-type="float" office:value="27898" calcext:value-type="float">
            <text:p>27898</text:p>
          </table:table-cell>
          <table:table-cell office:value-type="float" office:value="24314" calcext:value-type="float">
            <text:p>24314</text:p>
          </table:table-cell>
          <table:table-cell office:value-type="float" office:value="24039" calcext:value-type="float">
            <text:p>24039</text:p>
          </table:table-cell>
          <table:table-cell office:value-type="float" office:value="24562" calcext:value-type="float">
            <text:p>24562</text:p>
          </table:table-cell>
          <table:table-cell office:value-type="float" office:value="17780" calcext:value-type="float">
            <text:p>17780</text:p>
          </table:table-cell>
          <table:table-cell office:value-type="float" office:value="18170" calcext:value-type="float">
            <text:p>18170</text:p>
          </table:table-cell>
          <table:table-cell office:value-type="float" office:value="24453" calcext:value-type="float">
            <text:p>24453</text:p>
          </table:table-cell>
          <table:table-cell office:value-type="float" office:value="18491" calcext:value-type="float">
            <text:p>18491</text:p>
          </table:table-cell>
        </table:table-row>
        <table:table-row table:style-name="ro1" table:number-rows-repeated="104850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STREPEATS_10" table:style-name="ta1">
        <table:table-column table:style-name="co1" table:default-cell-style-name="Default"/>
        <table:table-column table:style-name="co3" table:default-cell-style-name="ce1"/>
        <table:table-column table:style-name="co1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office:value-type="float" office:value="0.231038" calcext:value-type="float">
            <text:p>0.231038</text:p>
          </table:table-cell>
          <table:table-cell office:value-type="float" office:value="0.220488" calcext:value-type="float">
            <text:p>0.220488</text:p>
          </table:table-cell>
          <table:table-cell office:value-type="float" office:value="0.315953" calcext:value-type="float">
            <text:p>0.315953</text:p>
          </table:table-cell>
          <table:table-cell office:value-type="float" office:value="0.397213" calcext:value-type="float">
            <text:p>0.397213</text:p>
          </table:table-cell>
          <table:table-cell office:value-type="float" office:value="0.431555" calcext:value-type="float">
            <text:p>0.431555</text:p>
          </table:table-cell>
          <table:table-cell office:value-type="float" office:value="0.448598" calcext:value-type="float">
            <text:p>0.448598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5" calcext:value-type="float">
            <text:p>0.5</text:p>
          </table:table-cell>
          <table:table-cell office:value-type="float" office:value="0.478873" calcext:value-type="float">
            <text:p>0.478873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217874" calcext:value-type="float">
            <text:p>0.217874</text:p>
          </table:table-cell>
          <table:table-cell office:value-type="float" office:value="0.216416" calcext:value-type="float">
            <text:p>0.216416</text:p>
          </table:table-cell>
          <table:table-cell office:value-type="float" office:value="0.301405" calcext:value-type="float">
            <text:p>0.301405</text:p>
          </table:table-cell>
          <table:table-cell office:value-type="float" office:value="0.389119" calcext:value-type="float">
            <text:p>0.389119</text:p>
          </table:table-cell>
          <table:table-cell office:value-type="float" office:value="0.428681" calcext:value-type="float">
            <text:p>0.428681</text:p>
          </table:table-cell>
          <table:table-cell office:value-type="float" office:value="0.449651" calcext:value-type="float">
            <text:p>0.449651</text:p>
          </table:table-cell>
          <table:table-cell office:value-type="float" office:value="0.566258" calcext:value-type="float">
            <text:p>0.566258</text:p>
          </table:table-cell>
          <table:table-cell office:value-type="float" office:value="0.507331" calcext:value-type="float">
            <text:p>0.507331</text:p>
          </table:table-cell>
          <table:table-cell office:value-type="float" office:value="0.507417" calcext:value-type="float">
            <text:p>0.50741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615" calcext:value-type="float">
            <text:p>615</text:p>
          </table:table-cell>
          <table:table-cell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610" calcext:value-type="float">
            <text:p>2610</text:p>
          </table:table-cell>
          <table:table-cell office:value-type="float" office:value="562" calcext:value-type="float">
            <text:p>56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7650" calcext:value-type="float">
            <text:p>7650</text:p>
          </table:table-cell>
          <table:table-cell office:value-type="float" office:value="1936" calcext:value-type="float">
            <text:p>1936</text:p>
          </table:table-cell>
          <table:table-cell office:value-type="float" office:value="431" calcext:value-type="float">
            <text:p>431</text:p>
          </table:table-cell>
          <table:table-cell office:value-type="float" office:value="214" calcext:value-type="float">
            <text:p>214</text:p>
          </table:table-cell>
          <table:table-cell office:value-type="float" office:value="155" calcext:value-type="float">
            <text:p>155</text:p>
          </table:table-cell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485" calcext:value-type="float">
            <text:p>1485</text:p>
          </table:table-cell>
          <table:table-cell office:value-type="float" office:value="396" calcext:value-type="float">
            <text:p>396</text:p>
          </table:table-cell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35" calcext:value-type="float">
            <text:p>335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224" calcext:value-type="float">
            <text:p>1224</text:p>
          </table:table-cell>
          <table:table-cell office:value-type="float" office:value="240" calcext:value-type="float">
            <text:p>240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023" calcext:value-type="float">
            <text:p>9023</text:p>
          </table:table-cell>
          <table:table-cell office:value-type="float" office:value="2256" calcext:value-type="float">
            <text:p>2256</text:p>
          </table:table-cell>
          <table:table-cell office:value-type="float" office:value="464" calcext:value-type="float">
            <text:p>464</text:p>
          </table:table-cell>
          <table:table-cell office:value-type="float" office:value="186" calcext:value-type="float">
            <text:p>186</text:p>
          </table:table-cell>
          <table:table-cell office:value-type="float" office:value="136" calcext:value-type="float">
            <text:p>136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765" calcext:value-type="float">
            <text:p>1765</text:p>
          </table:table-cell>
          <table:table-cell office:value-type="float" office:value="430" calcext:value-type="float">
            <text:p>43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68" calcext:value-type="float">
            <text:p>168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865" calcext:value-type="float">
            <text:p>865</text:p>
          </table:table-cell>
          <table:table-cell office:value-type="float" office:value="323" calcext:value-type="float">
            <text:p>323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484" calcext:value-type="float">
            <text:p>9484</text:p>
          </table:table-cell>
          <table:table-cell office:value-type="float" office:value="2179" calcext:value-type="float">
            <text:p>2179</text:p>
          </table:table-cell>
          <table:table-cell office:value-type="float" office:value="467" calcext:value-type="float">
            <text:p>467</text:p>
          </table:table-cell>
          <table:table-cell office:value-type="float" office:value="199" calcext:value-type="float">
            <text:p>199</text:p>
          </table:table-cell>
          <table:table-cell office:value-type="float" office:value="160" calcext:value-type="float">
            <text:p>160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932" calcext:value-type="float">
            <text:p>1932</text:p>
          </table:table-cell>
          <table:table-cell office:value-type="float" office:value="440" calcext:value-type="float">
            <text:p>440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42" calcext:value-type="float">
            <text:p>242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944" calcext:value-type="float">
            <text:p>944</text:p>
          </table:table-cell>
          <table:table-cell office:value-type="float" office:value="219" calcext:value-type="float">
            <text:p>219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317" calcext:value-type="float">
            <text:p>9317</text:p>
          </table:table-cell>
          <table:table-cell office:value-type="float" office:value="2284" calcext:value-type="float">
            <text:p>2284</text:p>
          </table:table-cell>
          <table:table-cell office:value-type="float" office:value="463" calcext:value-type="float">
            <text:p>463</text:p>
          </table:table-cell>
          <table:table-cell office:value-type="float" office:value="207" calcext:value-type="float">
            <text:p>207</text:p>
          </table:table-cell>
          <table:table-cell office:value-type="float" office:value="166" calcext:value-type="float">
            <text:p>16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858" calcext:value-type="float">
            <text:p>1858</text:p>
          </table:table-cell>
          <table:table-cell office:value-type="float" office:value="431" calcext:value-type="float">
            <text:p>431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69" calcext:value-type="float">
            <text:p>26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424" calcext:value-type="float">
            <text:p>1424</text:p>
          </table:table-cell>
          <table:table-cell office:value-type="float" office:value="274" calcext:value-type="float">
            <text:p>274</text:p>
          </table:table-cell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369" calcext:value-type="float">
            <text:p>3369</text:p>
          </table:table-cell>
          <table:table-cell office:value-type="float" office:value="637" calcext:value-type="float">
            <text:p>63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6916" calcext:value-type="float">
            <text:p>6916</text:p>
          </table:table-cell>
          <table:table-cell office:value-type="float" office:value="1860" calcext:value-type="float">
            <text:p>1860</text:p>
          </table:table-cell>
          <table:table-cell office:value-type="float" office:value="476" calcext:value-type="float">
            <text:p>476</text:p>
          </table:table-cell>
          <table:table-cell office:value-type="float" office:value="233" calcext:value-type="float">
            <text:p>233</text:p>
          </table:table-cell>
          <table:table-cell office:value-type="float" office:value="174" calcext:value-type="float">
            <text:p>174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676" calcext:value-type="float">
            <text:p>676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439" calcext:value-type="float">
            <text:p>439</text:p>
          </table:table-cell>
          <table:table-cell office:value-type="float" office:value="354" calcext:value-type="float">
            <text:p>354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814" calcext:value-type="float">
            <text:p>9814</text:p>
          </table:table-cell>
          <table:table-cell office:value-type="float" office:value="2145" calcext:value-type="float">
            <text:p>2145</text:p>
          </table:table-cell>
          <table:table-cell office:value-type="float" office:value="450" calcext:value-type="float">
            <text:p>450</text:p>
          </table:table-cell>
          <table:table-cell office:value-type="float" office:value="219" calcext:value-type="float">
            <text:p>219</text:p>
          </table:table-cell>
          <table:table-cell office:value-type="float" office:value="162" calcext:value-type="float">
            <text:p>162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2004" calcext:value-type="float">
            <text:p>2004</text:p>
          </table:table-cell>
          <table:table-cell office:value-type="float" office:value="433" calcext:value-type="float">
            <text:p>433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190698" calcext:value-type="float">
            <text:p>0.190698</text:p>
          </table:table-cell>
          <table:table-cell office:value-type="float" office:value="0.161194" calcext:value-type="float">
            <text:p>0.161194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0.294118" calcext:value-type="float">
            <text:p>0.294118</text:p>
          </table:table-cell>
          <table:table-cell office:value-type="float" office:value="0.368421" calcext:value-type="float">
            <text:p>0.368421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375" calcext:value-type="float">
            <text:p>0.375</text:p>
          </table:table-cell>
          <table:table-cell office:value-type="float" office:value="0.428571" calcext:value-type="float">
            <text:p>0.428571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214881" calcext:value-type="float">
            <text:p>0.214881</text:p>
          </table:table-cell>
          <table:table-cell office:value-type="float" office:value="0.235669" calcext:value-type="float">
            <text:p>0.235669</text:p>
          </table:table-cell>
          <table:table-cell office:value-type="float" office:value="0.258427" calcext:value-type="float">
            <text:p>0.258427</text:p>
          </table:table-cell>
          <table:table-cell office:value-type="float" office:value="0.361446" calcext:value-type="float">
            <text:p>0.361446</text:p>
          </table:table-cell>
          <table:table-cell office:value-type="float" office:value="0.295082" calcext:value-type="float">
            <text:p>0.295082</text:p>
          </table:table-cell>
          <table:table-cell office:value-type="float" office:value="0.26087" calcext:value-type="float">
            <text:p>0.26087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162633" calcext:value-type="float">
            <text:p>0.162633</text:p>
          </table:table-cell>
          <table:table-cell office:value-type="float" office:value="0.165375" calcext:value-type="float">
            <text:p>0.165375</text:p>
          </table:table-cell>
          <table:table-cell office:value-type="float" office:value="0.228916" calcext:value-type="float">
            <text:p>0.228916</text:p>
          </table:table-cell>
          <table:table-cell office:value-type="float" office:value="0.264151" calcext:value-type="float">
            <text:p>0.264151</text:p>
          </table:table-cell>
          <table:table-cell office:value-type="float" office:value="0.269231" calcext:value-type="float">
            <text:p>0.26923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204047" calcext:value-type="float">
            <text:p>0.204047</text:p>
          </table:table-cell>
          <table:table-cell office:value-type="float" office:value="0.25" calcext:value-type="float">
            <text:p>0.25</text:p>
          </table:table-cell>
          <table:table-cell office:value-type="float" office:value="0.252525" calcext:value-type="float">
            <text:p>0.252525</text:p>
          </table:table-cell>
          <table:table-cell office:value-type="float" office:value="0.238095" calcext:value-type="float">
            <text:p>0.238095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545455" calcext:value-type="float">
            <text:p>0.545455</text:p>
          </table:table-cell>
          <table:table-cell table:number-columns-repeated="2" office:value-type="float" office:value="0.357143" calcext:value-type="float">
            <text:p>0.35714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300768" calcext:value-type="float">
            <text:p>0.300768</text:p>
          </table:table-cell>
          <table:table-cell office:value-type="float" office:value="0.649007" calcext:value-type="float">
            <text:p>0.649007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0.875" calcext:value-type="float">
            <text:p>0.875</text:p>
          </table:table-cell>
          <table:table-cell office:value-type="float" office:value="0.947368" calcext:value-type="float">
            <text:p>0.947368</text:p>
          </table:table-cell>
          <table:table-cell office:value-type="float" office:value="0.916667" calcext:value-type="float">
            <text:p>0.91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79439" calcext:value-type="float">
            <text:p>0.179439</text:p>
          </table:table-cell>
          <table:table-cell office:value-type="float" office:value="0.167059" calcext:value-type="float">
            <text:p>0.167059</text:p>
          </table:table-cell>
          <table:table-cell office:value-type="float" office:value="0.177083" calcext:value-type="float">
            <text:p>0.177083</text:p>
          </table:table-cell>
          <table:table-cell office:value-type="float" office:value="0.24" calcext:value-type="float">
            <text:p>0.24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5" calcext:value-type="float">
            <text:p>0.5</text:p>
          </table:table-cell>
          <table:table-cell office:value-type="float" office:value="0.111111" calcext:value-type="float">
            <text:p>0.111111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92857" calcext:value-type="float">
            <text:p>0.292857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0.194444" calcext:value-type="float">
            <text:p>0.194444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5" calcext:value-type="float">
            <text:p>0.5</text:p>
          </table:table-cell>
          <table:table-cell office:value-type="float" office:value="0.583333" calcext:value-type="float">
            <text:p>0.583333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159524" calcext:value-type="float">
            <text:p>0.159524</text:p>
          </table:table-cell>
          <table:table-cell office:value-type="float" office:value="0.146825" calcext:value-type="float">
            <text:p>0.146825</text:p>
          </table:table-cell>
          <table:table-cell office:value-type="float" office:value="0.212963" calcext:value-type="float">
            <text:p>0.21296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08" calcext:value-type="float">
            <text:p>0.08</text:p>
          </table:table-cell>
          <table:table-cell office:value-type="float" office:value="0.126984" calcext:value-type="float">
            <text:p>0.126984</text:p>
          </table:table-cell>
          <table:table-cell office:value-type="float" office:value="0.175926" calcext:value-type="float">
            <text:p>0.175926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194444" calcext:value-type="float">
            <text:p>0.194444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166667" calcext:value-type="float">
            <text:p>0.166667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115238" calcext:value-type="float">
            <text:p>0.115238</text:p>
          </table:table-cell>
          <table:table-cell office:value-type="float" office:value="0.144841" calcext:value-type="float">
            <text:p>0.144841</text:p>
          </table:table-cell>
          <table:table-cell office:value-type="float" office:value="0.231481" calcext:value-type="float">
            <text:p>0.231481</text:p>
          </table:table-cell>
          <table:table-cell office:value-type="float" office:value="0.208333" calcext:value-type="float">
            <text:p>0.208333</text:p>
          </table:table-cell>
          <table:table-cell table:number-columns-repeated="2" office:value-type="float" office:value="0.333333" calcext:value-type="float">
            <text:p>0.333333</text:p>
          </table:table-cell>
          <table:table-cell table:number-columns-repeated="2" office:value-type="float" office:value="0.416667" calcext:value-type="float">
            <text:p>0.41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678095" calcext:value-type="float">
            <text:p>0.678095</text:p>
          </table:table-cell>
          <table:table-cell office:value-type="float" office:value="0.543651" calcext:value-type="float">
            <text:p>0.543651</text:p>
          </table:table-cell>
          <table:table-cell office:value-type="float" office:value="0.907407" calcext:value-type="float">
            <text:p>0.907407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972222" calcext:value-type="float">
            <text:p>0.972222</text:p>
          </table:table-cell>
          <table:table-cell office:value-type="float" office:value="1" calcext:value-type="float">
            <text:p>1</text:p>
          </table:table-cell>
          <table:table-cell office:value-type="float" office:value="0.916667" calcext:value-type="float">
            <text:p>0.91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457143" calcext:value-type="float">
            <text:p>0.0457143</text:p>
          </table:table-cell>
          <table:table-cell office:value-type="float" office:value="0.140873" calcext:value-type="float">
            <text:p>0.140873</text:p>
          </table:table-cell>
          <table:table-cell office:value-type="float" office:value="0.157407" calcext:value-type="float">
            <text:p>0.15740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94444" calcext:value-type="float">
            <text:p>0.194444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416667" calcext:value-type="float">
            <text:p>0.416667</text:p>
          </table:table-cell>
          <table:table-cell table:number-columns-repeated="2" office:value-type="float" office:value="0.166667" calcext:value-type="float">
            <text:p>0.166667</text:p>
          </table:table-cell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30986" calcext:value-type="float">
            <text:p>0.230986</text:p>
          </table:table-cell>
          <table:table-cell office:value-type="float" office:value="0.183986" calcext:value-type="float">
            <text:p>0.183986</text:p>
          </table:table-cell>
          <table:table-cell office:value-type="float" office:value="0.185022" calcext:value-type="float">
            <text:p>0.185022</text:p>
          </table:table-cell>
          <table:table-cell office:value-type="float" office:value="0.243902" calcext:value-type="float">
            <text:p>0.243902</text:p>
          </table:table-cell>
          <table:table-cell office:value-type="float" office:value="0.378378" calcext:value-type="float">
            <text:p>0.378378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461538" calcext:value-type="float">
            <text:p>0.461538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18311" calcext:value-type="float">
            <text:p>0.18311</text:p>
          </table:table-cell>
          <table:table-cell office:value-type="float" office:value="0.180929" calcext:value-type="float">
            <text:p>0.180929</text:p>
          </table:table-cell>
          <table:table-cell office:value-type="float" office:value="0.233503" calcext:value-type="float">
            <text:p>0.233503</text:p>
          </table:table-cell>
          <table:table-cell office:value-type="float" office:value="0.458015" calcext:value-type="float">
            <text:p>0.458015</text:p>
          </table:table-cell>
          <table:table-cell office:value-type="float" office:value="0.371134" calcext:value-type="float">
            <text:p>0.371134</text:p>
          </table:table-cell>
          <table:table-cell office:value-type="float" office:value="0.292683" calcext:value-type="float">
            <text:p>0.292683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107245" calcext:value-type="float">
            <text:p>0.107245</text:p>
          </table:table-cell>
          <table:table-cell office:value-type="float" office:value="0.143659" calcext:value-type="float">
            <text:p>0.143659</text:p>
          </table:table-cell>
          <table:table-cell office:value-type="float" office:value="0.198953" calcext:value-type="float">
            <text:p>0.198953</text:p>
          </table:table-cell>
          <table:table-cell office:value-type="float" office:value="0.277228" calcext:value-type="float">
            <text:p>0.277228</text:p>
          </table:table-cell>
          <table:table-cell office:value-type="float" office:value="0.225806" calcext:value-type="float">
            <text:p>0.22580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07692" calcext:value-type="float">
            <text:p>0.30769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183417" calcext:value-type="float">
            <text:p>0.183417</text:p>
          </table:table-cell>
          <table:table-cell office:value-type="float" office:value="0.241546" calcext:value-type="float">
            <text:p>0.24154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387097" calcext:value-type="float">
            <text:p>0.387097</text:p>
          </table:table-cell>
          <table:table-cell office:value-type="float" office:value="0.413793" calcext:value-type="float">
            <text:p>0.413793</text:p>
          </table:table-cell>
          <table:table-cell table:number-columns-repeated="2" office:value-type="float" office:value="0.384615" calcext:value-type="float">
            <text:p>0.38461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413173" calcext:value-type="float">
            <text:p>0.413173</text:p>
          </table:table-cell>
          <table:table-cell office:value-type="float" office:value="0.387279" calcext:value-type="float">
            <text:p>0.387279</text:p>
          </table:table-cell>
          <table:table-cell office:value-type="float" office:value="0.756757" calcext:value-type="float">
            <text:p>0.756757</text:p>
          </table:table-cell>
          <table:table-cell office:value-type="float" office:value="0.907216" calcext:value-type="float">
            <text:p>0.907216</text:p>
          </table:table-cell>
          <table:table-cell office:value-type="float" office:value="0.921053" calcext:value-type="float">
            <text:p>0.921053</text:p>
          </table:table-cell>
          <table:table-cell office:value-type="float" office:value="0.972973" calcext:value-type="float">
            <text:p>0.972973</text:p>
          </table:table-cell>
          <table:table-cell office:value-type="float" office:value="0.916667" calcext:value-type="float">
            <text:p>0.91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728653" calcext:value-type="float">
            <text:p>0.0728653</text:p>
          </table:table-cell>
          <table:table-cell office:value-type="float" office:value="0.152853" calcext:value-type="float">
            <text:p>0.15285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164384" calcext:value-type="float">
            <text:p>0.164384</text:p>
          </table:table-cell>
          <table:table-cell office:value-type="float" office:value="0.233333" calcext:value-type="float">
            <text:p>0.233333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47619" calcext:value-type="float">
            <text:p>0.47619</text:p>
          </table:table-cell>
          <table:table-cell office:value-type="float" office:value="0.25" calcext:value-type="float">
            <text:p>0.25</text:p>
          </table:table-cell>
          <table:table-cell office:value-type="float" office:value="0.133333" calcext:value-type="float">
            <text:p>0.13333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office:value-type="float" office:value="12030" calcext:value-type="float">
            <text:p>12030</text:p>
          </table:table-cell>
          <table:table-cell office:value-type="float" office:value="11433" calcext:value-type="float">
            <text:p>11433</text:p>
          </table:table-cell>
          <table:table-cell office:value-type="float" office:value="10025" calcext:value-type="float">
            <text:p>10025</text:p>
          </table:table-cell>
          <table:table-cell office:value-type="float" office:value="9628" calcext:value-type="float">
            <text:p>9628</text:p>
          </table:table-cell>
          <table:table-cell office:value-type="float" office:value="10146" calcext:value-type="float">
            <text:p>10146</text:p>
          </table:table-cell>
          <table:table-cell office:value-type="float" office:value="7368" calcext:value-type="float">
            <text:p>7368</text:p>
          </table:table-cell>
          <table:table-cell office:value-type="float" office:value="7046" calcext:value-type="float">
            <text:p>7046</text:p>
          </table:table-cell>
          <table:table-cell office:value-type="float" office:value="10050" calcext:value-type="float">
            <text:p>10050</text:p>
          </table:table-cell>
          <table:table-cell office:value-type="float" office:value="7367" calcext:value-type="float">
            <text:p>7367</text:p>
          </table:table-cell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office:value-type="float" office:value="11304" calcext:value-type="float">
            <text:p>11304</text:p>
          </table:table-cell>
          <table:table-cell office:value-type="float" office:value="10598" calcext:value-type="float">
            <text:p>10598</text:p>
          </table:table-cell>
          <table:table-cell office:value-type="float" office:value="9349" calcext:value-type="float">
            <text:p>9349</text:p>
          </table:table-cell>
          <table:table-cell office:value-type="float" office:value="9362" calcext:value-type="float">
            <text:p>9362</text:p>
          </table:table-cell>
          <table:table-cell office:value-type="float" office:value="9486" calcext:value-type="float">
            <text:p>9486</text:p>
          </table:table-cell>
          <table:table-cell office:value-type="float" office:value="6752" calcext:value-type="float">
            <text:p>6752</text:p>
          </table:table-cell>
          <table:table-cell office:value-type="float" office:value="6962" calcext:value-type="float">
            <text:p>6962</text:p>
          </table:table-cell>
          <table:table-cell office:value-type="float" office:value="9491" calcext:value-type="float">
            <text:p>9491</text:p>
          </table:table-cell>
          <table:table-cell office:value-type="float" office:value="7037" calcext:value-type="float">
            <text:p>7037</text:p>
          </table:table-cell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office:value-type="float" office:value="66838" calcext:value-type="float">
            <text:p>66838</text:p>
          </table:table-cell>
          <table:table-cell office:value-type="float" office:value="54404" calcext:value-type="float">
            <text:p>54404</text:p>
          </table:table-cell>
          <table:table-cell office:value-type="float" office:value="46359" calcext:value-type="float">
            <text:p>46359</text:p>
          </table:table-cell>
          <table:table-cell office:value-type="float" office:value="47161" calcext:value-type="float">
            <text:p>47161</text:p>
          </table:table-cell>
          <table:table-cell office:value-type="float" office:value="47253" calcext:value-type="float">
            <text:p>47253</text:p>
          </table:table-cell>
          <table:table-cell office:value-type="float" office:value="31912" calcext:value-type="float">
            <text:p>31912</text:p>
          </table:table-cell>
          <table:table-cell office:value-type="float" office:value="33798" calcext:value-type="float">
            <text:p>33798</text:p>
          </table:table-cell>
          <table:table-cell office:value-type="float" office:value="49128" calcext:value-type="float">
            <text:p>49128</text:p>
          </table:table-cell>
          <table:table-cell office:value-type="float" office:value="32960" calcext:value-type="float">
            <text:p>3296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90172" calcext:value-type="float">
            <text:p>90172</text:p>
          </table:table-cell>
          <table:table-cell office:value-type="float" office:value="76435" calcext:value-type="float">
            <text:p>76435</text:p>
          </table:table-cell>
          <table:table-cell office:value-type="float" office:value="65733" calcext:value-type="float">
            <text:p>65733</text:p>
          </table:table-cell>
          <table:table-cell office:value-type="float" office:value="66151" calcext:value-type="float">
            <text:p>66151</text:p>
          </table:table-cell>
          <table:table-cell office:value-type="float" office:value="66885" calcext:value-type="float">
            <text:p>66885</text:p>
          </table:table-cell>
          <table:table-cell office:value-type="float" office:value="46032" calcext:value-type="float">
            <text:p>46032</text:p>
          </table:table-cell>
          <table:table-cell office:value-type="float" office:value="47806" calcext:value-type="float">
            <text:p>47806</text:p>
          </table:table-cell>
          <table:table-cell office:value-type="float" office:value="68669" calcext:value-type="float">
            <text:p>68669</text:p>
          </table:table-cell>
          <table:table-cell office:value-type="float" office:value="47364" calcext:value-type="float">
            <text:p>47364</text:p>
          </table:table-cell>
        </table:table-row>
        <table:table-row table:style-name="ro1" table:number-rows-repeated="104851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/00/0000</text:date>, <text:time style:data-style-name="N2" text:time-value="22:07:44.660065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7:26:27.919033967</meta:creation-date>
    <meta:generator>LibreOffice/4.4.2.2$Linux_X86_64 LibreOffice_project/40m0$Build-2</meta:generator>
    <dc:date>2015-11-02T22:14:24.938449233</dc:date>
    <meta:editing-duration>PT51M34S</meta:editing-duration>
    <meta:editing-cycles>28</meta:editing-cycles>
    <meta:document-statistic meta:table-count="2" meta:cell-count="1199" meta:object-count="0"/>
  </office:meta>
</office:document-meta>
</file>